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Актуальность темы</text:h>
      <text:p text:style-name="Text_20_body"><text:tab/>С каждым годом использование цифровых сервисов охватывает все более широкий спектр жизненных аспектов: от коммуникации и развлечений до образования и финансовых операций. В основе большинства современных интернет-услуг лежат сложные веб-приложения и мобильные платформы, которые взаимодействуют с пользователями и обрабатывают большие объемы данных. Для того чтобы эти приложения могли эффективно работать, с минимальными задержками и без сбоев, необходимо надежное и масштабируемое серверное решение.</text:p>
      <text:p text:style-name="Text_20_body">В последние десятилетия значительные изменения в технологической сфере привели к росту объема и сложности данных, которые должны быть обработаны в реальном времени. Увеличение числа пользователей и устройств, подключенных к сети, порождает новые вызовы для бэкенд-разработки: необходимо создавать системы, которые смогут обрабатывать огромные объемы данных без потери производительности, обеспечивать безопасность и конфиденциальность информации, а также сохранять высокую доступность и отказоустойчивость даже при интенсивных нагрузках.</text:p>
      <text:p text:style-name="Text_20_body">Современные тенденции в развитии информационных технологий делают бэкенд-разработку ключевым компонентом для успешной работы многих сервисов. Не только крупные корпорации, но и стартапы, а также малые и средние предприятия сталкиваются с необходимостью создания высококачественных серверных решений, которые могут эффективно масштабироваться и обеспечивать высокую степень безопасности данных. В этой связи, разработка надежных и производительных бэкенд-систем становится не только актуальной задачей, но и основой для успеха в различных сферах, таких как электронная коммерция, социальные сети, финтех, здравоохранение, образование и другие.</text:p>
      <text:p text:style-name="Text_20_body">Таким образом, тема разработки серверных решений для современных приложений представляет собой важный и перспективный объект исследования, поскольку она касается всех аспектов функционирования крупных и малых цифровых платформ, а также обеспечивает их конкурентоспособность на рынке.</text:p>
      <text:p text:style-name="Standard"/>
      <text:h text:style-name="P1" text:outline-level="3">2. Современные вызовы и требования к серверным решениям</text:h>
      <text:p text:style-name="Text_20_body">В последние годы требования к серверным решениям претерпели значительные изменения. С увеличением числа пользователей, а также с развитием технологий и масштабирования цифровых платформ, перед разработчиками серверных систем стоят новые вызовы, с которыми необходимо эффективно справляться.</text:p>
      <text:p text:style-name="Text_20_body"><text:span text:style-name="Strong_20_Emphasis">1. Растущий объем данных и необходимость их быстрой обработки</text:span><text:line-break/>Современные веб-приложения и мобильные платформы генерируют и обрабатывают огромные объемы данных, что требует от серверных решений высокой скорости обработки и надежного хранения информации. Данные могут включать текстовую информацию, изображения, видео, логи, данные с датчиков и многое другое. Важно не только эффективно хранить эти данные, но и быстро их обрабатывать, обеспечивая высокую производительность и минимальные задержки. Обработка данных в реальном времени — одна из ключевых задач современных серверных систем, что требует использования новых подходов к обработке и <text:soft-page-break/>хранению данных, а также технологий, таких как системы обработки потоковых данных (например, Apache Kafka или Apache Flink).</text:p>
      <text:p text:style-name="Text_20_body"><text:span text:style-name="Strong_20_Emphasis">2. Увеличение числа пользователей и нагрузки на систему</text:span><text:line-break/>С увеличением числа пользователей растет и нагрузка на серверы. Масштабируемость — это способность системы адаптироваться к росту числа пользователей, увеличению объема данных и переходу от небольших до высоконагруженных систем. Важно, чтобы серверное решение не только поддерживало большое количество пользователей, но и оставалось стабильным, без сбоев, при росте нагрузки. Это требует применения принципов горизонтального и вертикального масштабирования, а также разработки эффективных решений для балансировки нагрузки и оптимизации работы серверов.</text:p>
      <text:p text:style-name="Text_20_body"><text:span text:style-name="Strong_20_Emphasis">3. Безопасность данных</text:span><text:line-break/>С увеличением объемов данных и количества пользователей возрастает и угроза их утраты, кражи или неправильного использования. Современные серверные решения должны обеспечивать высокую степень защиты данных от различных видов атак, таких как SQL-инъекции, кражи данных, DDoS-атаки и другие угрозы. Защита конфиденциальности и целостности данных требует применения передовых методов безопасности: шифрования данных (как на уровне передачи, так и на уровне хранения), аутентификации и авторизации пользователей, а также мониторинга и анализа угроз. Кроме того, важно соблюдать требования законодательных актов по защите данных, таких как GDPR или HIPAA.</text:p>
      <text:p text:style-name="Text_20_body"><text:span text:style-name="Strong_20_Emphasis">4. Высокая доступность и отказоустойчивость</text:span><text:line-break/>Одним из важнейших требований к серверным системам является обеспечение высокой доступности и отказоустойчивости. Современные пользователи ожидают, что сервисы будут работать круглосуточно, без перебоев. Это особенно критично для таких сервисов, как электронные платежи, банковские системы, онлайн-игры и другие. Для этого необходимо проектировать системы с возможностью автоматического восстановления после сбоев, резервного копирования и использования кластерных решений для минимизации времени простоя и повышения надежности.</text:p>
      <text:p text:style-name="Text_20_body"><text:span text:style-name="Strong_20_Emphasis">5. Интеграция с внешними сервисами и API</text:span><text:line-break/>Современные серверные решения часто требуют интеграции с множеством внешних сервисов, таких как платежные системы, API для отправки уведомлений, базы данных, сторонние аналитические сервисы и т.д. Создание надежных и безопасных API, которые могут обеспечивать эту интеграцию, а также корректную обработку запросов и ответов, становится важной задачей для разработчиков бэкенда. Важно, чтобы такие API были легко масштабируемыми и поддерживали различные механизмы аутентификации и авторизации, такие как OAuth или JWT.</text:p>
      <text:p text:style-name="Text_20_body"><text:span text:style-name="Strong_20_Emphasis">6. Энергетическая эффективность и экологичность</text:span><text:line-break/>С ростом популярности облачных сервисов и виртуализации серверные мощности стали более доступными, но при этом увеличился общий энергетический расход. Важной задачей становится не только производительность и скорость работы серверов, но и их энергоэффективность. Современные решения требуют минимизации потребления ресурсов и оптимизации работы серверных систем, что ведет к уменьшению их воздействия на окружающую среду.</text:p>
      <text:p text:style-name="P2"/>
      <text:h text:style-name="P1" text:outline-level="3"><text:soft-page-break/>3. Цели и задачи исследования</text:h>
      <text:p text:style-name="Text_20_body">Целью данной работы является разработка серверной части современного веб-приложения, которое будет удовлетворять основным требованиям безопасности, производительности и масштабируемости. Основное внимание будет уделено проектированию архитектуры серверной системы, выбору оптимальных технологий и инструментов, а также разработке алгоритмов, обеспечивающих надежную работу системы при различных нагрузках.</text:p>
      <text:p text:style-name="Text_20_body">Для достижения поставленной цели в ходе исследования предстоит решить ряд ключевых задач:</text:p>
      <text:list xml:id="list1702892320" text:style-name="L1">
        <text:list-item>
          <text:p text:style-name="P3"><text:span text:style-name="Strong_20_Emphasis">Проектирование архитектуры серверного решения</text:span><text:line-break/>Необходимо разработать архитектурное решение, которое будет обеспечивать гибкость, масштабируемость и отказоустойчивость системы. Это включает в себя выбор подходящей архитектуры (монолитная, микросервисная, серверless), а также проектирование основных компонентов системы: серверов приложений, базы данных, API и механизмов взаимодействия между ними.</text:p>
        </text:list-item>
        <text:list-item>
          <text:p text:style-name="P3"><text:span text:style-name="Strong_20_Emphasis">Разработка системы обработки данных</text:span><text:line-break/>Важной задачей является создание системы, способной эффективно обрабатывать большие объемы данных в реальном времени. Это потребует выбора подходящих технологий для хранения и обработки данных, таких как реляционные и NoSQL базы данных, а также внедрения подходов к обработке данных с использованием потоковых технологий (например, Apache Kafka, RabbitMQ).</text:p>
        </text:list-item>
        <text:list-item>
          <text:p text:style-name="P3"><text:span text:style-name="Strong_20_Emphasis">Обеспечение безопасности данных и пользовательских данных</text:span><text:line-break/>Разработка и внедрение методов аутентификации и авторизации пользователей, защита данных на различных уровнях системы (шифрование данных, защита от SQL-инъекций и DDoS-атак). Особое внимание будет уделено соблюдению стандартов безопасности и современных подходов, таких как OAuth 2.0, JWT, HTTPS.</text:p>
        </text:list-item>
        <text:list-item>
          <text:p text:style-name="P3"><text:span text:style-name="Strong_20_Emphasis">Масштабируемость и оптимизация производительности</text:span><text:line-break/>Важно создать систему, способную справляться с увеличением числа пользователей и запросов. Для этого необходимо внедрить механизмы горизонтального и вертикального масштабирования, а также способы оптимизации работы серверов и баз данных для обеспечения быстрого отклика при повышенной нагрузке.</text:p>
        </text:list-item>
        <text:list-item>
          <text:p text:style-name="P3"><text:span text:style-name="Strong_20_Emphasis">Разработка API и интеграция с внешними сервисами</text:span><text:line-break/>Создание эффективных и безопасных API, которые будут взаимодействовать с клиентскими приложениями и внешними сервисами. Это включает в себя проектирование RESTful API или GraphQL, а также обеспечение надежной интеграции с сторонними сервисами (например, платёжные системы, аналитика, уведомления).</text:p>
        </text:list-item>
        <text:list-item>
          <text:p text:style-name="P3"><text:span text:style-name="Strong_20_Emphasis">Тестирование и мониторинг работы системы</text:span><text:line-break/>Для обеспечения стабильной работы системы необходимо провести тестирование её компонентов, включая нагрузочное тестирование, а также внедрить механизмы мониторинга и логирования для отслеживания состояния системы в реальном времени и своевременного реагирования на возможные проблемы.</text:p>
        </text:list-item>
      </text:list>
      <text:p text:style-name="Text_20_body"><text:soft-page-break/>Эти задачи будут решаться в рамках исследования с использованием передовых технологий и методик, обеспечивающих надежную, безопасную и масштабируемую работу серверной части приложения. Решение этих задач позволит создать современную серверную инфраструктуру, способную эффективно работать при больших нагрузках и обеспечить безопасность и производительность на высоком уровне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22:39.421276819</meta:creation-date>
    <meta:generator>LibreOffice/7.3.7.2$Linux_X86_64 LibreOffice_project/30$Build-2</meta:generator>
    <dc:date>2024-12-04T11:26:55.190489189</dc:date>
    <meta:editing-duration>PT4M15S</meta:editing-duration>
    <meta:editing-cycles>2</meta:editing-cycles>
    <meta:document-statistic meta:table-count="0" meta:image-count="0" meta:object-count="0" meta:page-count="4" meta:paragraph-count="23" meta:word-count="1108" meta:character-count="9047" meta:non-whitespace-character-count="7965"/>
  </office:meta>
</office:document-meta>
</file>